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5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55.49mm"/>
    </style:style>
    <style:style style:name="co4" style:family="table-column">
      <style:table-column-properties fo:break-before="auto" style:column-width="18.22mm"/>
    </style:style>
    <style:style style:name="co9" style:family="table-column">
      <style:table-column-properties fo:break-before="auto" style:column-width="51.14mm"/>
    </style:style>
    <style:style style:name="co8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4.36mm"/>
    </style:style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1.44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49.94mm"/>
    </style:style>
    <style:style style:name="co14" style:family="table-column">
      <style:table-column-properties fo:break-before="auto" style:column-width="47.17mm"/>
    </style:style>
    <style:style style:name="co15" style:family="table-column">
      <style:table-column-properties fo:break-before="auto" style:column-width="50.34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1.89mm"/>
    </style:style>
    <style:style style:name="co18" style:family="table-column">
      <style:table-column-properties fo:break-before="auto" style:column-width="30.62mm"/>
    </style:style>
    <style:style style:name="co19" style:family="table-column">
      <style:table-column-properties fo:break-before="auto" style:column-width="51.03mm"/>
    </style:style>
    <style:style style:name="co21" style:family="table-column">
      <style:table-column-properties fo:break-before="auto" style:column-width="47.63mm"/>
    </style:style>
    <style:style style:name="co22" style:family="table-column">
      <style:table-column-properties fo:break-before="auto" style:column-width="26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>
      <style:table-cell-properties fo:background-color="#c0c0c0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 style:data-style-name="N100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</table:table-row>
        <table:table-row table:style-name="ro1" table:number-rows-repeated="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rter X" table:style-name="ta1" table:print="false">
        <office:forms form:automatic-focus="false" form:apply-design-mode="false"/>
        <table:table-column table:style-name="co21" table:default-cell-style-name="ce18"/>
        <table:table-column table:style-name="co22" table:default-cell-style-name="ce20"/>
        <table:table-column table:style-name="co1" table:default-cell-style-name="ce18"/>
        <table:table-column table:style-name="co8" table:number-columns-repeated="2" table:default-cell-style-name="ce21"/>
        <table:table-column table:style-name="co8" table:default-cell-style-name="Default"/>
        <table:table-column table:style-name="co5" table:number-columns-repeated="4" table:default-cell-style-name="Default"/>
        <table:table-row table:style-name="ro2">
          <table:table-cell table:style-name="ce17" office:value-type="string" calcext:value-type="string">
            <text:p>Punkt</text:p>
          </table:table-cell>
          <table:table-cell table:style-name="ce17" office:value-type="string" calcext:value-type="string">
            <text:p>Przewód</text:p>
          </table:table-cell>
          <table:table-cell table:style-name="ce17" office:value-type="string" calcext:value-type="string">
            <text:p>Przyłączenie</text:p>
          </table:table-cell>
          <table:table-cell table:style-name="ce17" office:value-type="string" calcext:value-type="string">
            <text:p>M-XY</text:p>
          </table:table-cell>
          <table:table-cell table:style-name="ce19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2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22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9" table:default-cell-style-name="ce2"/>
        <table:table-column table:style-name="co8" table:default-cell-style-name="ce4"/>
        <table:table-column table:style-name="co10" table:default-cell-style-name="ce2"/>
        <table:table-column table:style-name="co8" table:default-cell-style-name="ce5"/>
        <table:table-column table:style-name="co8" table:default-cell-style-name="ce7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9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9" office:value-type="float" office:value="1412" calcext:value-type="float">
            <text:p>1412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czujnika zewn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. CO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IEL/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/NIEB</text:p>
          </table:table-cell>
          <table:table-cell table:number-columns-repeated="7"/>
        </table:table-row>
      </table:table>
      <table:table table:name="Piętro X" table:style-name="ta1" table:print="false">
        <table:table-column table:style-name="co11" table:default-cell-style-name="ce2"/>
        <table:table-column table:style-name="co8" table:default-cell-style-name="ce4"/>
        <table:table-column table:style-name="co12" table:default-cell-style-name="ce2"/>
        <table:table-column table:style-name="co8" table:number-columns-repeated="2" table:default-cell-style-name="ce5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4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11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11" office:value-type="float" office:value="164" calcext:value-type="float">
            <text:p>164</text:p>
          </table:table-cell>
          <table:table-cell table:style-name="ce11" table:formula="of:=[.I219]-[.H219]+[.H220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3" table:default-cell-style-name="ce2"/>
        <table:table-column table:style-name="co8" table:default-cell-style-name="ce4"/>
        <table:table-column table:style-name="co14" table:default-cell-style-name="ce2"/>
        <table:table-column table:style-name="co8" table:default-cell-style-name="ce5"/>
        <table:table-column table:style-name="co8" table:default-cell-style-name="ce7"/>
        <table:table-column table:style-name="co8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9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</text:p>
          </table:table-cell>
          <table:table-cell office:value-type="float" office:value="12" calcext:value-type="float">
            <text:p>12</text:p>
          </table:table-cell>
          <table:table-cell table:formula="of:=[.D94]+23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95]+23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96]+23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97]+23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98]+23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0]+23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1]+23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02]+23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06]+23+24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07]+23+24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08]+23+24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0]+23+24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Hall Góra TV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4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>
          <table:table-cell table:style-name="ce15"/>
          <table:table-cell table:number-columns-repeated="3"/>
        </table:table-row>
      </table:table>
      <table:table table:name="Satel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table:number-columns-repeated="2"/>
          <table:table-cell table:formula="of:=[.E33]+1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table:number-columns-repeated="2"/>
          <table:table-cell table:formula="of:=[.E35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table:number-columns-repeated="2"/>
          <table:table-cell table:formula="of:=[.E36]+1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5" office:value-type="string" calcext:value-type="string">
            <text:p>Szyfrator Z1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Szyfrator Z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6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2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6" office:value-type="string" calcext:value-type="string">
            <text:p>Y16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6" office:value-type="string" calcext:value-type="string">
            <text:p>Y16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6" office:value-type="string" calcext:value-type="string">
            <text:p>X14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6" office:value-type="string" calcext:value-type="string">
            <text:p>X14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6" office:value-type="string" calcext:value-type="string">
            <text:p>X14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6" office:value-type="string" calcext:value-type="string">
            <text:p>X14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6" office:value-type="string" calcext:value-type="string">
            <text:p>X14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6" office:value-type="string" calcext:value-type="string">
            <text:p>X14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6" office:value-type="string" calcext:value-type="string">
            <text:p>X150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6" office:value-type="string" calcext:value-type="string">
            <text:p>X15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C/C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C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C/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6:27:15.92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6-05-03T16:41:13.915000000</dc:date>
    <meta:editing-duration>P8DT18H13M35S</meta:editing-duration>
    <meta:editing-cycles>255</meta:editing-cycles>
    <meta:generator>LibreOffice/4.4.3.2$Windows_x86 LibreOffice_project/88805f81e9fe61362df02b9941de8e38a9b5fd16</meta:generator>
    <dc:creator>Jakub Czyżkowski</dc:creator>
    <meta:document-statistic meta:table-count="7" meta:cell-count="2449" meta:object-count="0"/>
  </office:meta>
</office:document-meta>
</file>